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text-properties fo:font-weight="bold" style:font-weight-asian="bold" fo:font-size="14pt" style:font-size-asian="14pt"/>
    </style:style>
    <style:style style:name="T4" style:parent-style-name="Policepardéfaut" style:family="text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Sujet :<text:s/>Etude et paramétrage d’une application de<text:s/>Gestion des ressources humaines<text:s/>avec OrangeHRM : Cas d’un PME</text:p>
      <text:p text:style-name="P2">Plan :</text:p>
      <text:p text:style-name="P3">Première partie :<text:s/>l’informatisation de la gestion des ressources humaines : Cas Orange HRM</text:p>
      <text:p text:style-name="Normal"><text:span text:style-name="T4">Chapitre 1 : Gestion des ressourc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8-01-09T18:10:00Z</meta:creation-date>
    <dc:date>2018-01-09T18:28:00Z</dc:date>
    <meta:template xlink:href="Normal" xlink:type="simple"/>
    <meta:editing-cycles>6</meta:editing-cycles>
    <meta:editing-duration>PT600S</meta:editing-duration>
    <meta:document-statistic meta:page-count="1" meta:paragraph-count="1" meta:word-count="37" meta:character-count="245" meta:row-count="1" meta:non-whitespace-character-count="209"/>
  </office:meta>
</office:document-meta>
</file>